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B4000030EAD8DCE7D9.wmf"/>
  <manifest:file-entry manifest:media-type="" manifest:full-path="Pictures/200000070000520C000025CC2C012BD0.wmf"/>
  <manifest:file-entry manifest:media-type="" manifest:full-path="Pictures/200000070000667A000042101B461883.wmf"/>
  <manifest:file-entry manifest:media-type="" manifest:full-path="Pictures/200000070000556F00002BD54E261FCC.wmf"/>
  <manifest:file-entry manifest:media-type="" manifest:full-path="Pictures/200000070000562D00002F1D46F378DE.wmf"/>
  <manifest:file-entry manifest:media-type="" manifest:full-path="Pictures/20000007000052420000299CC26940AF.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4*"/>
    </style:style>
    <style:style style:name="Versions-management.B" style:family="table-column">
      <style:table-column-properties style:column-width="2.529cm" style:rel-column-width="10707*"/>
    </style:style>
    <style:style style:name="Versions-management.C" style:family="table-column">
      <style:table-column-properties style:column-width="7.904cm" style:rel-column-width="33450*"/>
    </style:style>
    <style:style style:name="Versions-management.D" style:family="table-column">
      <style:table-column-properties style:column-width="3.808cm" style:rel-column-width="16114*"/>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 style:family="table">
      <style:table-properties style:width="10.924cm" table:align="left" style:writing-mode="lr-tb"/>
    </style:style>
    <style:style style:name="Table1.A" style:family="table-column">
      <style:table-column-properties style:column-width="1.632cm"/>
    </style:style>
    <style:style style:name="Table1.B" style:family="table-column">
      <style:table-column-properties style:column-width="3.939cm"/>
    </style:style>
    <style:style style:name="Table1.C" style:family="table-column">
      <style:table-column-properties style:column-width="3.907cm"/>
    </style:style>
    <style:style style:name="Table1.D" style:family="table-column">
      <style:table-column-properties style:column-width="1.446cm"/>
    </style:style>
    <style:style style:name="Table1.A1" style:family="table-cell">
      <style:table-cell-properties style:vertical-align="middle" fo:padding="0.049cm" fo:border="none"/>
    </style:style>
    <style:style style:name="Table2" style:family="table">
      <style:table-properties style:width="12.201cm" table:align="left" style:writing-mode="lr-tb"/>
    </style:style>
    <style:style style:name="Table2.A" style:family="table-column">
      <style:table-column-properties style:column-width="1.423cm"/>
    </style:style>
    <style:style style:name="Table2.B" style:family="table-column">
      <style:table-column-properties style:column-width="4.26cm"/>
    </style:style>
    <style:style style:name="Table2.C" style:family="table-column">
      <style:table-column-properties style:column-width="4.406cm"/>
    </style:style>
    <style:style style:name="Table2.D" style:family="table-column">
      <style:table-column-properties style:column-width="2.111cm"/>
    </style:style>
    <style:style style:name="Table2.A1" style:family="table-cell">
      <style:table-cell-properties style:vertical-align="middle" fo:padding="0.049cm"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Cover_20_-_20_title_20_3">
      <style:text-properties fo:language="en" fo:country="US"/>
    </style:style>
    <style:style style:name="P5" style:family="paragraph" style:parent-style-name="Versioning_20_Heading">
      <style:paragraph-properties fo:break-before="page"/>
    </style:style>
    <style:style style:name="P6" style:family="paragraph" style:parent-style-name="Heading_20_1">
      <style:paragraph-properties fo:break-before="page"/>
    </style:style>
    <style:style style:name="P7" style:family="paragraph" style:parent-style-name="Heading_20_8">
      <style:text-properties style:font-name="Times New Roman" fo:font-size="11pt" fo:language="da" fo:country="DK" fo:font-weight="normal" style:font-size-asian="11pt" style:font-weight-asian="normal"/>
    </style:style>
    <style:style style:name="P8" style:family="paragraph" style:parent-style-name="Text_20_body">
      <style:text-properties fo:font-style="italic" style:font-style-asian="italic" style:font-style-complex="italic"/>
    </style:style>
    <style:style style:name="P9" style:family="paragraph" style:parent-style-name="Notice">
      <style:paragraph-properties fo:margin-top="0.494cm" fo:margin-bottom="0cm" fo:text-align="justify" style:justify-single-word="false"/>
      <style:text-properties fo:language="en" fo:country="GB"/>
    </style:style>
    <style:style style:name="P10" style:family="paragraph" style:parent-style-name="Preformatted_20_Text">
      <style:text-properties fo:font-size="8pt" style:font-size-asian="8pt" style:font-size-complex="8pt"/>
    </style:style>
    <style:style style:name="P11" style:family="paragraph" style:parent-style-name="Preformatted_20_Text">
      <style:paragraph-properties fo:margin-top="0cm" fo:margin-bottom="0.499cm"/>
      <style:text-properties fo:font-size="8pt" style:font-size-asian="8pt" style:font-size-complex="8pt"/>
    </style:style>
    <style:style style:name="P12" style:family="paragraph" style:parent-style-name="Text_20_body" style:list-style-name="WW8Num50"/>
    <style:style style:name="P13" style:family="paragraph" style:parent-style-name="Text_20_body" style:list-style-name="WW8Num50"/>
    <style:style style:name="P14" style:family="paragraph" style:parent-style-name="Text_20_body" style:list-style-name="WW8Num50"/>
    <style:style style:name="P15" style:family="paragraph" style:parent-style-name="Text_20_body" style:list-style-name="WW8Num50"/>
    <style:style style:name="P16" style:family="paragraph" style:parent-style-name="Text_20_body" style:list-style-name="WW8Num50"/>
    <style:style style:name="P17" style:family="paragraph" style:parent-style-name="Text_20_body" style:list-style-name="L1"/>
    <style:style style:name="P18" style:family="paragraph" style:parent-style-name="Text_20_body" style:list-style-name="WW8Num68"/>
    <style:style style:name="P19" style:family="paragraph" style:parent-style-name="Text_20_body" style:list-style-name="WW8Num68"/>
    <style:style style:name="P20" style:family="paragraph" style:parent-style-name="Text_20_body" style:list-style-name="WW8Num68"/>
    <style:style style:name="P21" style:family="paragraph" style:parent-style-name="Text_20_body" style:list-style-name="WW8Num68"/>
    <style:style style:name="P22" style:family="paragraph" style:parent-style-name="Text_20_body" style:list-style-name="WW8Num68"/>
    <style:style style:name="P23" style:family="paragraph" style:parent-style-name="Text_20_body" style:list-style-name="WW8Num125"/>
    <style:style style:name="P24" style:family="paragraph" style:parent-style-name="Text_20_body" style:list-style-name="WW8Num125"/>
    <style:style style:name="P25" style:family="paragraph" style:parent-style-name="Text_20_body" style:list-style-name="WW8Num125"/>
    <style:style style:name="P26" style:family="paragraph" style:parent-style-name="Text_20_body" style:list-style-name="WW8Num125"/>
    <style:style style:name="P27" style:family="paragraph" style:parent-style-name="Text_20_body" style:list-style-name="WW8Num125"/>
    <style:style style:name="P28" style:family="paragraph" style:parent-style-name="Text_20_body" style:list-style-name="WW8Num125"/>
    <style:style style:name="P29" style:family="paragraph" style:parent-style-name="Text_20_body" style:list-style-name="WW8Num125"/>
    <style:style style:name="P30" style:family="paragraph" style:parent-style-name="Text_20_body" style:list-style-name="L1">
      <style:paragraph-properties fo:margin-top="0cm" fo:margin-bottom="0cm"/>
    </style:style>
    <style:style style:name="P31" style:family="paragraph" style:parent-style-name="Text_20_body" style:list-style-name="L1">
      <style:paragraph-properties fo:margin-top="0cm" fo:margin-bottom="0cm"/>
    </style:style>
    <style:style style:name="P32"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33" style:family="paragraph" style:parent-style-name="Footer">
      <style:paragraph-properties fo:margin-left="0cm" fo:margin-right="0.635cm" fo:text-indent="0cm" style:auto-text-indent="false"/>
    </style:style>
    <style:style style:name="P34"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35" style:family="paragraph" style:parent-style-name="Contents_20_1">
      <style:paragraph-properties>
        <style:tab-stops>
          <style:tab-stop style:position="15.499cm" style:type="right" style:leader-style="dotted" style:leader-text="."/>
        </style:tab-stops>
      </style:paragraph-properties>
    </style:style>
    <style:style style:name="P36" style:family="paragraph" style:parent-style-name="Contents_20_2">
      <style:paragraph-properties>
        <style:tab-stops>
          <style:tab-stop style:position="15.111cm" style:type="right" style:leader-style="dotted" style:leader-text="."/>
        </style:tab-stops>
      </style:paragraph-properties>
    </style:style>
    <style:style style:name="P37" style:family="paragraph" style:parent-style-name="Contents_20_3">
      <style:paragraph-properties>
        <style:tab-stops>
          <style:tab-stop style:position="14.723cm" style:type="right" style:leader-style="dotted" style:leader-text="."/>
        </style:tab-stops>
      </style:paragraph-properties>
    </style:style>
    <style:style style:name="P38" style:family="paragraph" style:parent-style-name="Cover_20_-_20_Report_20_Type" style:master-page-name="Standard"/>
    <style:style style:name="P39" style:family="paragraph" style:parent-style-name="Cover_20_-_20_Report_20_Type" style:master-page-name="Standard"/>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style:font-style-complex="italic"/>
    </style:style>
    <style:style style:name="T5" style:family="text">
      <style:text-properties fo:language="da" fo:country="DK" style:language-asian="zxx" style:country-asian="none"/>
    </style:style>
    <style:style style:name="T6" style:family="text">
      <style:text-properties fo:language="sv" fo:country="SE" style:language-asian="zxx" style:country-asian="none"/>
    </style:style>
    <style:style style:name="T7" style:family="text">
      <style:text-properties fo:background-color="#ff0000"/>
    </style:style>
    <style:style style:name="T8" style:family="text">
      <style:text-properties fo:color="#000000" fo:background-color="#ff0000"/>
    </style:style>
    <style:style style:name="T9" style:family="text">
      <style:text-properties fo:background-color="transparent"/>
    </style:style>
    <style:style style:name="T10" style:family="text">
      <style:text-properties fo:color="#444444"/>
    </style:style>
    <style:style style:name="T11" style:family="text">
      <style:text-properties style:font-name="Arial1" style:font-name-complex="Arial1"/>
    </style:style>
    <style:style style:name="T12" style:family="text">
      <style:text-properties fo:font-size="8pt" style:font-size-asian="8pt" style:font-size-complex="8pt"/>
    </style:style>
    <style:style style:name="T13" style:family="text">
      <style:text-properties fo:font-size="8pt" fo:background-color="#ff0000" style:font-size-asian="8pt" style:font-size-complex="8pt"/>
    </style:style>
    <style:style style:name="T14" style:family="text">
      <style:text-properties fo:font-size="8pt" fo:background-color="transparent" style:font-size-asian="8pt" style:font-size-complex="8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form:form form:name="unnamed0" form:apply-filter="true" form:control-implementation="ooo:com.sun.star.form.component.Form" office:target-frame="" xlink:href="/projects/Reportnet/ticket/973%23commen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Quality Assessment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August 2007</text:modification-date></text:p>
          <text:p text:style-name="P1">Version 0.3.1</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span></text:span></text:p>
        </draw:text-box>
      </draw:frame>
      <draw:g text:anchor-type="page" text:anchor-page-number="1" draw:z-index="0" draw:style-name="gr1">
        <draw:g draw:style-name="gr2">
          <draw:polygon draw:style-name="gr3" draw:text-style-name="P3" svg:width="0.195cm" svg:height="0.281cm" svg:x="8.094cm" svg:y="21.616cm" svg:viewBox="0 0 196 282" draw:points="0,0 189,0 189,44 51,44 51,113 182,113 182,159 51,159 51,236 196,236 196,282 0,282">
            <text:p/>
          </draw:polygon>
          <draw:path draw:style-name="gr3" draw:text-style-name="P3" svg:width="0.175cm" svg:height="0.197cm" svg:x="8.325cm" svg:y="21.706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4cm" svg:y="21.701cm" svg:viewBox="0 0 123 198" svg:d="m0 5c0 0 0 0 48 0 0 0 0 0 0 30 0 0 0 0 0 0 10-21 33-35 58-35 7 0 12 2 17 4 0 0 0 0 0 45-8-1-15-3-24-3-44 0-51 37-51 47 0 0 0 0 0 105 0 0 0 0-48 0 0 0 0 0 0-193z">
            <text:p/>
          </draw:path>
          <draw:path draw:style-name="gr3" draw:text-style-name="P3" svg:width="0.211cm" svg:height="0.202cm" svg:x="8.688cm" svg:y="21.701cm" svg:viewBox="0 0 212 203" svg:d="m106 0c58 0 106 41 106 101s-48 102-106 102-106-42-106-102 48-101 106-101zm0 159c35 0 55-28 55-58s-20-59-55-59-57 29-57 59 20 58 57 58z">
            <text:p/>
          </draw:path>
          <draw:path draw:style-name="gr3" draw:text-style-name="P3" svg:width="0.209cm" svg:height="0.288cm" svg:x="8.935cm" svg:y="21.701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7cm" svg:y="21.701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6cm" svg:y="21.701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3cm" svg:y="21.701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4cm" svg:y="21.616cm" svg:viewBox="0 0 198 282" draw:points="0,0 189,0 189,44 51,44 51,113 182,113 182,159 51,159 51,236 198,236 198,282 0,282">
            <text:p/>
          </draw:polygon>
          <draw:path draw:style-name="gr3" draw:text-style-name="P3" svg:width="0.175cm" svg:height="0.197cm" svg:x="10.205cm" svg:y="21.701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8cm" svg:y="21.706cm" svg:viewBox="0 0 208 192" draw:points="0,0 53,0 104,134 106,134 157,0 208,0 131,192 79,192">
            <text:p/>
          </draw:polygon>
          <draw:path draw:style-name="gr3" draw:text-style-name="P3" svg:width="0.063cm" svg:height="0.285cm" svg:x="10.623cm" svg:y="21.611cm" svg:viewBox="0 0 64 286" svg:d="m7 93h48v193h-48zm23-286c18 0 34 12 34 28s-16 28-34 28-30-12-30-28 12-28 30-28z">
            <text:p/>
          </draw:path>
          <draw:path draw:style-name="gr3" draw:text-style-name="P3" svg:width="0.122cm" svg:height="0.197cm" svg:x="10.736cm" svg:y="21.701cm" svg:viewBox="0 0 123 198" svg:d="m0 5c0 0 0 0 48 0 0 0 0 0 0 30 0 0 0 0 0 0 10-21 33-35 58-35 5 0 10 2 17 4 0 0 0 0 0 45-8-1-17-3-24-3-44 0-51 37-51 47 0 0 0 0 0 105 0 0 0 0-48 0 0 0 0 0 0-193z">
            <text:p/>
          </draw:path>
          <draw:path draw:style-name="gr3" draw:text-style-name="P3" svg:width="0.209cm" svg:height="0.202cm" svg:x="10.87cm" svg:y="21.701cm" svg:viewBox="0 0 210 203" svg:d="m104 0c60 0 106 41 106 101s-46 102-106 102-104-42-104-102 48-101 104-101zm0 159c35 0 57-28 57-58s-22-59-57-59-56 29-56 59 21 58 56 58z">
            <text:p/>
          </draw:path>
          <draw:path draw:style-name="gr3" draw:text-style-name="P3" svg:width="0.175cm" svg:height="0.197cm" svg:x="11.117cm" svg:y="21.701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41cm" svg:y="21.701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5cm" svg:y="21.701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3cm" svg:y="21.701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7cm" svg:y="21.648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7cm" svg:y="21.616cm" svg:viewBox="0 0 291 282" svg:d="m123 0h45l123 282h-60l-26-65h-122l-27 65h-56zm189-109-46-115-44 115z">
            <text:p/>
          </draw:path>
          <draw:path draw:style-name="gr3" draw:text-style-name="P3" svg:width="0.209cm" svg:height="0.294cm" svg:x="12.684cm" svg:y="21.701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7cm" svg:y="21.701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6cm" svg:y="21.701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61cm" svg:y="21.701cm" svg:viewBox="0 0 175 203" svg:d="m141 64c-12-13-25-22-37-22-35 0-56 29-56 59s21 56 56 56c14 0 28-5 39-16 0 0 0 0 32 34-22 19-53 28-71 28-58 0-104-42-104-102s46-101 104-101c25 0 51 9 71 28 0 0 0 0-34 36z">
            <text:p/>
          </draw:path>
          <draw:path draw:style-name="gr3" draw:text-style-name="P3" svg:width="0.205cm" svg:height="0.288cm" svg:x="13.55cm" svg:y="21.706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6cm" svg:y="21.475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4cm" svg:y="21.036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3cm" svg:y="21.002cm" svg:viewBox="0 0 154 524" svg:d="m35 7c0 0 0 0-5-7 0 0 0 0-4 9-10 26-19 56-26 86-3 163-1 341 74 425 0 0 0 0 2 4 0 0 0 0 3-2 7-2 13-2 20-3s12-2 21-2c0 0 0 0 2 0 0 0 0 0 3-2 51-106 34-286-42-432-14-27-30-53-48-76z">
                  <text:p/>
                </draw:path>
                <draw:path draw:style-name="gr5" draw:text-style-name="P3" svg:width="0.313cm" svg:height="0.451cm" svg:x="14.342cm" svg:y="21.124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5cm" svg:y="21.376cm" svg:viewBox="0 0 471 283" svg:d="m58 81c110 124 270 210 387 201 0 0 0 0 1 0 0 0 0 0 2-3 2-6 5-11 9-16s7-14 10-18c0 0 0 0 4-3 0 0 0 0-2-2-53-104-208-201-370-231-32-5-62-9-90-9 0 0 0 0-9 0 0 0 0 0 5 7 14 25 32 49 53 74z">
                  <text:p/>
                </draw:path>
                <draw:path draw:style-name="gr5" draw:text-style-name="P3" svg:width="0.53cm" svg:height="0.141cm" svg:x="14.003cm" svg:y="21.655cm" svg:viewBox="0 0 531 142" svg:d="m526 102c0 0 0 0 1-1 0 0 0 0 0-4 0-7 0-12 0-18s2-14 4-21c0 0 0 0 0-3 0 0 0 0-4-2-93-54-275-61-434-46-29 9-58 19-82 34 0 0 0 0-11 3 0 0 0 0 9 5 25 16 51 30 81 41 153 65 335 71 436 12z">
                  <text:p/>
                </draw:path>
                <draw:path draw:style-name="gr5" draw:text-style-name="P3" svg:width="0.498cm" svg:height="0.227cm" svg:x="14.058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62cm" svg:y="21.921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4cm" svg:y="21.152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5">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z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3.06.2007</text:p>
          </table:table-cell>
          <table:table-cell table:style-name="Versions-management.A2" office:value-type="string">
            <text:p text:style-name="Table_20_Contents">Added chapter about generating machine readable feedback</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1</text:p>
          </table:table-cell>
          <table:table-cell table:style-name="Versions-management.A2" office:value-type="string">
            <text:p text:style-name="Table_20_Contents">20.06.2007</text:p>
          </table:table-cell>
          <table:table-cell table:style-name="Versions-management.A2" office:value-type="string">
            <text:p text:style-name="Table_20_Contents">Updated chapter about generating machine readable feedback</text:p>
          </table:table-cell>
          <table:table-cell table:style-name="Versions-management.A2" office:value-type="string">
            <text:p text:style-name="Table_20_Contents">Søren Roug</text:p>
          </table:table-cell>
        </table:table-row>
      </table:table>
      <text:p text:style-name="P7"/>
      <text:p text:style-name="P8"/>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35">1. <text:s text:c="2"/>Quality Assessment Service<text:tab/> <text:a xlink:type="simple" xlink:href="#1.Quality Assessment Service|outline" text:style-name="Default" text:visited-style-name="Default">4</text:a></text:p>
          <text:p text:style-name="P35">2. <text:s text:c="2"/>Functionality<text:tab/> <text:a xlink:type="simple" xlink:href="#2.Functionality|outline" text:style-name="Default" text:visited-style-name="Default">4</text:a></text:p>
          <text:p text:style-name="P36">2.1. <text:s text:c="2"/>XQueries repository<text:tab/><text:a xlink:type="simple" xlink:href="#2.1.XQueries repository|outline" text:style-name="Default" text:visited-style-name="Default">4</text:a></text:p>
          <text:p text:style-name="P37">2.1.1. <text:s text:c="2"/>Browse XQueries<text:tab/><text:a xlink:type="simple" xlink:href="#2.1.1.Browse XQueries|outline" text:style-name="Default" text:visited-style-name="Default">5</text:a></text:p>
          <text:p text:style-name="P37">2.1.2. <text:s text:c="2"/>View XML Schema XQueries<text:tab/><text:a xlink:type="simple" xlink:href="#2.1.2.View XML Schema XQueries|outline" text:style-name="Default" text:visited-style-name="Default">5</text:a></text:p>
          <text:p text:style-name="P36">2.2. <text:s text:c="2"/>XQuery sandbox<text:tab/><text:a xlink:type="simple" xlink:href="#2.2.XQuery sandbox|outline" text:style-name="Default" text:visited-style-name="Default">6</text:a></text:p>
          <text:p text:style-name="P35">3. <text:s text:c="2"/>Administrators functionality<text:tab/> <text:a xlink:type="simple" xlink:href="#3.Administrators functionality|outline" text:style-name="Default" text:visited-style-name="Default">7</text:a></text:p>
          <text:p text:style-name="P36">3.1. <text:s text:c="2"/>Create new XQueries<text:tab/><text:a xlink:type="simple" xlink:href="#3.1.Create new XQueries|outline" text:style-name="Default" text:visited-style-name="Default">8</text:a></text:p>
          <text:p text:style-name="P37">3.1.1. <text:s text:c="2"/>Generating machine readable feedback with XQuery<text:tab/><text:a xlink:type="simple" xlink:href="#3.1.1.Generating machine readable feedback with XQuery|outline" text:style-name="Default" text:visited-style-name="Default">11</text:a></text:p>
          <text:p text:style-name="P37">3.1.2. <text:s text:c="2"/>XQuery References<text:tab/><text:a xlink:type="simple" xlink:href="#3.1.2.XQuery References|outline" text:style-name="Default" text:visited-style-name="Default">13</text:a></text:p>
          <text:p text:style-name="P36">3.2. <text:s text:c="2"/>Add new XQueries to repository and edit properties<text:tab/><text:a xlink:type="simple" xlink:href="#3.2.Add new XQueries to repository and edit properties|outline" text:style-name="Default" text:visited-style-name="Default">14</text:a></text:p>
          <text:p text:style-name="P36">3.3. <text:s text:c="2"/>Add XML Schema validation into QA package<text:tab/><text:a xlink:type="simple" xlink:href="#3.3.Add XML Schema validation into QA package|outline" text:style-name="Default" text:visited-style-name="Default">14</text:a></text:p>
          <text:p text:style-name="P36">3.4. <text:s text:c="2"/>XQuery sandbox advanced functions<text:tab/><text:a xlink:type="simple" xlink:href="#3.4.XQuery sandbox advanced functions|outline" text:style-name="Default" text:visited-style-name="Default">14</text:a></text:p>
          <text:p text:style-name="P36">3.5. <text:s text:c="2"/>Work-queue system management<text:tab/><text:a xlink:type="simple" xlink:href="#3.5.Work-queue system management|outline" text:style-name="Default" text:visited-style-name="Default">15</text:a></text:p>
        </text:index-body>
      </text:table-of-content>
      <text:h text:style-name="P6" text:outline-level="1">Quality Assessment Service</text:h>
      <text:p text:style-name="Text_20_body">Quality Assessment service checks the quality of delivered XML files. The quality check scripts are based on the defined quality rules. QA service uses currently XML Schema validation and XQuery scripts for making quality assurance. While the XML Schema validation is just for a simple syntax- and allowed values check, the XQueries can do more complex checks. E.g. check that the XML file contains information about <text:span text:style-name="T4">all</text:span> the stations in a given country, and that no station occurs twice.</text:p>
      <text:p text:style-name="Text_20_body">QA Service is mainly used remotely by other applications and ordinary users see only the results from the service. The results are shown <text:s/>as a feedback file in the CDR envelope in HTML format. There are some administrative web pages for managing the service and allowing to define new quality scripts. The following functionality will be described in the next chapters:</text:p>
      <text:list text:style-name="WW8Num50">
        <text:list-item>
          <text:p text:style-name="P12">Queries Repository - web-based database for storing XQuery scripts.</text:p>
        </text:list-item>
        <text:list-item>
          <text:p text:style-name="P12">XQuery and QA sandbox – web-page for testing, developing and storing QA rules.</text:p>
        </text:list-item>
        <text:list-item>
          <text:p text:style-name="P12">Work-queue administration - web-page for monitoring QA jobs and deleting the unfinished jobs from the server.</text:p>
        </text:list-item>
        <text:list-item>
          <text:p text:style-name="P12">Host management – storing credentials for a known host for converting password-protected files</text:p>
        </text:list-item>
        <text:list-item>
          <text:p text:style-name="P12">Creation of XQuery scripts – how to create quality checks in XQuery language</text:p>
        </text:list-item>
      </text:list>
      <text:p text:style-name="Text_20_body">QA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Functionality</text:h>
      <text:p text:style-name="Text_20_body">This chapter gives an overview of Quality Assessment Service functionality. The first part of the chapter describes the read-functionality that is available for all user roles. The second part gives exact guidelines how to administrate the service and describes the steps how to create and deploy new quality checks. Quality check scripts (XQueries) are stored with special parameters in the XQueries repository. The creators of the scripts should have some basic knowledge in XML and XQuery. XQuery sandbox is also available for all users to run XQuery scripts.</text:p>
      <text:h text:style-name="Heading_20_2" text:outline-level="2">XQueries repository</text:h>
      <text:p text:style-name="Text_20_body">The opening view of Quality Assessment service managing pages is the web page called XQueries repository. That is a web based database for storing XQuery files and its attributes. XQuery scripts are used for making quality checks with delivered XML files. Viewing the repository functionality is available for all users. One script file is dedicated to check the quality of one type of XML file. It means that the script files are identified by XML Schemas or DOCTYPES. For simplification both the XML Schema and the doctype are called as XML Schema in the following chapters. One XML Schema can have several scripts. In the context of the Data Dictionary, each dataset and each dataset table have their own XML Schemas. So we can say that one dataflow can have several quality checking scripts.</text:p>
      <text:h text:style-name="Heading_20_3" text:outline-level="3">Browse XQueries</text:h>
      <text:p text:style-name="Text_20_body">The opening view of XQueries Repository has a list of all the available XML Schemas and related Query scripts. XQueries are listed in the second column of the table. It’s possible to open/download the XQuery script file by clicking on the script name. Clicking on the XML Schema leads the user to the next page that shows the detailed information about the XQuery scripts.</text:p>
      <text:p text:style-name="Text_20_body"/>
      <text:p text:style-name="Text_20_body"><draw:frame draw:style-name="fr4" draw:name="Frame1" text:anchor-type="as-char" svg:width="15.245cm" draw:z-index="5"><draw:text-box fo:min-height="7.022cm"><text:p text:style-name="Illustration"><draw:frame draw:style-name="fr5" draw:name="graphics15" text:anchor-type="paragraph" svg:x="0.004cm" svg:y="0.002cm" svg:width="15.245cm" style:rel-width="100%" svg:height="7.022cm" style:rel-height="scale" draw:z-index="6"><draw:image xlink:href="Pictures/200000070000520C000025CC2C012BD0.wmf" xlink:type="simple" xlink:show="embed" xlink:actuate="onLoad"/></draw:frame>Illustration <text:sequence text:ref-name="refIllustration0" text:name="Illustration" text:formula="ooow:Illustration+1" style:num-format="1">1</text:sequence>: XQuery repository screenshot</text:p></draw:text-box></draw:frame></text:p>
      <text:h text:style-name="Heading_20_3" text:outline-level="3">View XML Schema XQueries</text:h>
      <text:p text:style-name="Text_20_body">XML Schema queries page lists all the query scripts available for one type of XML file. The first column of the table shows the short name of the script, the second column gives some more descriptions about the script, the third column shows the file name and the fourth column is for the date and time, when the file was last modified. It’s possible to open/download the script file by clicking on the file name. Clicking on the short name the next page with detailed info per one script will be opened. View schema info link leads the user to the schema information page. If the root elements of the XML schemas have been defined, then these will be used by the XQuery sandbox for detecting the XML file type. The text before the main data table shows, whether the XML Schema validation is a task in the selected quality checking package of the XML Schema. Run button after each script directs the user to the XQuery sandbox with the selected script. Read more about the converter in the next chapter. ‘Run QA Service’ blue button sends all scripts into the sandbox and allows to execute all scripts as a quality checking package.</text:p>
      <text:p text:style-name="Text_20_body"><draw:frame draw:style-name="fr4" draw:name="Frame2" text:anchor-type="as-char" svg:width="15.238cm" draw:z-index="7"><draw:text-box fo:min-height="7.818cm"><text:p text:style-name="Illustration"><draw:frame draw:style-name="fr5" draw:name="graphics16" text:anchor-type="paragraph" svg:x="0.004cm" svg:y="0.002cm" svg:width="15.238cm" style:rel-width="100%" svg:height="7.818cm" style:rel-height="scale" draw:z-index="8"><draw:image xlink:href="Pictures/200000070000556F00002BD54E261FCC.wmf" xlink:type="simple" xlink:show="embed" xlink:actuate="onLoad"/></draw:frame>Illustration <text:sequence text:ref-name="refIllustration1" text:name="Illustration" text:formula="ooow:Illustration+1" style:num-format="1">2</text:sequence>: XML Schema XQueries screenshot</text:p></draw:text-box></draw:frame></text:p>
      <text:h text:style-name="Heading_20_2" text:outline-level="2">XQuery sandbox</text:h>
      <text:p text:style-name="Text_20_body">The XQuery sandbox allows user to run and validate XQuery scripts. The page has a huge text area, where the script can be pasted and edited. If the user clicked the ‘Run’ button in the XQueries repository, then the script is pasted automatically into the text area. The URL of the source file can be inserted into the first input field. The source file should be accessible over the Internet. The script will be executed against the source file after pushing ‘Run now’ button. The result will be shown in the same window as an HTML output. It’s possible to find out all possible scripts for the source file, if ‘Find scripts’ button has been clicked. Then the sandbox tries to find out the XML Schema of the source file. First of all it searches the reference to XML Schema from the header of the XML file. If that did not succeed, then the sandbox compares the root tags of the XML file. If suitable XQuery scripts have been found from the repository, then these will be listed with option buttons in the next page. The user shouldn’t do more than select the script and click ‘Run now’ button for executing the XQuery script against the source file.</text:p>
      <text:p text:style-name="Text_20_body"><draw:frame draw:style-name="fr4" draw:name="Frame3" text:anchor-type="as-char" svg:width="15.238cm" draw:z-index="9"><draw:text-box fo:min-height="8.331cm"><text:p text:style-name="Illustration"><draw:frame draw:style-name="fr5" draw:name="graphics17" text:anchor-type="paragraph" svg:x="0.004cm" svg:y="0.002cm" svg:width="15.238cm" style:rel-width="100%" svg:height="8.331cm" style:rel-height="scale" draw:z-index="10"><draw:image xlink:href="Pictures/200000070000562D00002F1D46F378DE.wmf" xlink:type="simple" xlink:show="embed" xlink:actuate="onLoad"/></draw:frame>Illustration <text:sequence text:ref-name="refIllustration2" text:name="Illustration" text:formula="ooow:Illustration+1" style:num-format="1">3</text:sequence>: XQuery sandbox screenshot</text:p></draw:text-box></draw:frame></text:p>
      <text:h text:style-name="Heading_20_1" text:outline-level="1">Administrators functionality</text:h>
      <text:p text:style-name="Text_20_body">Quality Assessment Service uses 2 technologies for making quality checks – XQuery scripts and XML Schema validation. The remote applications using the QA Service don’t know anything about these technologies. They just send XML files to QA Service and expect some results. QA service executes a set of scripts and validates the XML file and returns the results back to the remote application. The administrators of this service can define the scripts that will be executed for one type of an XML file. They can also define, whether the XML Schema validation is a part of QA package or not. The package is defined by XML Schema or DOCTYPE. XML Schemas are already created and stored somewhere in the Internet (in the Data Dictionary for example). The administrators should only define in a simple yes/no field, whether the validation is a part of QA. XQueries in other hand should be written and tested by administrators before adding these into a QA package.</text:p>
      <text:p text:style-name="Text_20_body">QA Service uses work-queue system for communicating with other applications. All the analyse requests to QA don’t get any result at once. All the requested jobs have been inserted into the work-queue system that processes the jobs on a regular basis. The remote applications get only the job IDs that can be used later for requesting the results from the work-queue. The client applications poll the QA also on a regular basis with the given id and asking whether the job is ready or not. This kind approach releases the users of client applications for waiting a long time, before getting any results. The connection to QA service is quite short in work-queue approach and users are not hanged up with web browser window, but they can do something else meanwhile.</text:p>
      <text:h text:style-name="Heading_20_2" text:outline-level="2">Create new XQueries</text:h>
      <text:p text:style-name="Text_20_body">XQuery is an important new language for extracting information from XML documents and databases. Built largely on the XPath 2.0 specification, XQuery is predicted to be for XML what SQL is to the relational database. XQuery has been used for creating quality checks against reported XML files in the QA Service. Before creating the scripts, some basic knowledge in XML and XPath is required. <text:s/></text:p>
      <text:p text:style-name="Text_20_body">XQueries can be written with any text editors, but XML aware editors give some validation features to the writers. There are not many XQuery editors yet in the market. Most of them are not freeware, but it seems to be the way that all XSL editors will support also XQueries. The most powerful and professional XML editor is probably Altova XML Spy (http://www.xmlspy.com/features_xquery.html). XQueries can be edited also in the XQuery sandbox that is a huge text area on a web page. But for longer scripts it might not be good enough.</text:p>
      <text:p text:style-name="P9">NB! The only limitation for the XQuery scripts is that they have to have an external variable $source_url defined that is the source url of the XML document that is analysed.</text:p>
      <text:p text:style-name="Text_20_body"/>
      <text:p text:style-name="Text_20_body">Each QA rule can be written into different XQuery script and stored into the repository. Then the scripts are quite short and it’s easier to maintain them. But the downside is that, the QA service gives several results for one file and the results are stored in several feedback objects in the CDR side for example. That approach might not be very user friendly to the end users (data suppliers). In Groundwater example all rules were implemented in one script. And the rules are distinguished with bullet points in the result file. The operational example file below has 3 rules implemented in one script. One rule is implemented in one function in the script.</text:p>
      <text:p text:style-name="Text_20_body">First of all the script goes through all the Rows in the document and checks if there exist similar EWN codes in the same document. The second function checks if there exist empty EWN codes. And the third function checks EWN codes with different 2 first letters (country codes). If bad values were found then these will be displayed in the result with some explanation text. The result of the script should be in well-formed XML. Typically it is XHTML, and then it’s possible to display it in web browsers. The main function of the script is local:proceed($source_url), where $source_url is a parameter with source file URL.</text:p>
      <text:p text:style-name="Text_20_body">There is also one limitation in running scripts in XQuery sandbox: entity references should not be used in HTML in queries since XQuery sandbox text area will unescape them when the query is loaded into it and the query processor refuses to work as the result. For example, &amp;lt; should be written as 'less than or equal to'.</text:p>
      <text:p text:style-name="XML_20_Listing"><text:s text:c="2"/>xquery version "1.0";</text:p>
      <text:p text:style-name="XML_20_Listing"/>
      <text:p text:style-name="XML_20_Listing">(:===================================================================:)</text:p>
      <text:p text:style-name="XML_20_Listing">(: Variable given as an external parameter by the QA service:)</text:p>
      <text:p text:style-name="XML_20_Listing">(:===================================================================:)</text:p>
      <text:p text:style-name="XML_20_Listing">declare variable $source_url as xs:string external;</text:p>
      <text:p text:style-name="XML_20_Listing"/>
      <text:p text:style-name="XML_20_Listing">(:===================================================================:)</text:p>
      <text:p text:style-name="XML_20_Listing">(: Namespace declaration - if dataset declarations change, some automation is:)</text:p>
      <text:p text:style-name="XML_20_Listing">(: needed here as well probably in the future:)</text:p>
      <text:p text:style-name="XML_20_Listing">(:===================================================================:)</text:p>
      <text:p text:style-name="XML_20_Listing"/>
      <text:p text:style-name="XML_20_Listing">declare namespace local="http://localhost/GDEM";</text:p>
      <text:p text:style-name="XML_20_Listing">declare namespace xsi="http://www.w3.org/2001/XMLSchema-instance";</text:p>
      <text:p text:style-name="XML_20_Listing">declare namespace dd8="http://dd.eionet.eu.int/namespace.jsp?ns_id=8";</text:p>
      <text:p text:style-name="XML_20_Listing">declare namespace dd37="http://dd.eionet.eu.int/namespace.jsp?ns_id=37";</text:p>
      <text:p text:style-name="XML_20_Listing"/>
      <text:p text:style-name="XML_20_Listing">(:===================================================================:)</text:p>
      <text:p text:style-name="XML_20_Listing">(: Rule 1.a :)</text:p>
      <text:p text:style-name="XML_20_Listing">(: Goes throug all the Rows in the document and checks if there exist:)</text:p>
      <text:p text:style-name="XML_20_Listing">(: similar EWN codes in the same document:)</text:p>
      <text:p text:style-name="XML_20_Listing">(: if yes, returns the code, if no, returns nothing = empty String:)</text:p>
      <text:p text:style-name="XML_20_Listing">(:===================================================================:)</text:p>
      <text:p text:style-name="XML_20_Listing"/>
      <text:p text:style-name="XML_20_Listing">declare function local:checkEWNCode($url as xs:string) <text:s text:c="2"/>{</text:p>
      <text:p text:style-name="XML_20_Listing"><text:tab/>for $pn in fn:distinct-values(fn:doc($url)//dd8:GeneralCharacterisation/dd8:Row/dd37:EWN-Code)</text:p>
      <text:p text:style-name="XML_20_Listing"><text:tab/><text:tab/>let $i := fn:doc($url)//dd8:GeneralCharacterisation/dd8:Row[@status!="deleted" and dd37:EWN-Code= $pn]</text:p>
      <text:p text:style-name="XML_20_Listing"><text:tab/> <text:s/>where fn:count($i) &gt; 1</text:p>
      <text:p text:style-name="XML_20_Listing"><text:tab/><text:tab/>order by $pn</text:p>
      <text:p text:style-name="XML_20_Listing"><text:tab/><text:tab/><text:tab/>return </text:p>
      <text:p text:style-name="XML_20_Listing"><text:tab/><text:tab/><text:tab/><text:tab/><text:span text:style-name="T5">&lt;b&gt;{$pn}&lt;br&gt;&lt;/br&gt;&lt;/b&gt;</text:span></text:p>
      <text:p text:style-name="XML_20_Listing">}</text:p>
      <text:p text:style-name="XML_20_Listing">;</text:p>
      <text:p text:style-name="XML_20_Listing">(:===================================================================:)</text:p>
      <text:p text:style-name="XML_20_Listing">(: Rule 1.b :)</text:p>
      <text:p text:style-name="XML_20_Listing">(: Goes throug all the Rows in the document and checks if there exist:)</text:p>
      <text:p text:style-name="XML_20_Listing">(: empty EWN codes:)</text:p>
      <text:p text:style-name="XML_20_Listing">(: if yes, returns the error message, if no, returns nothing = empty String:)</text:p>
      <text:p text:style-name="XML_20_Listing">(:===================================================================:)</text:p>
      <text:p text:style-name="XML_20_Listing"/>
      <text:p text:style-name="XML_20_Listing">declare function local:checkEmptyEWNCode($url as xs:string) <text:s text:c="2"/>{</text:p>
      <text:p text:style-name="XML_20_Listing"/>
      <text:p text:style-name="XML_20_Listing"><text:tab/>for $pn in fn:doc($url)//dd8:GeneralCharacterisation/dd8:Row</text:p>
      <text:p text:style-name="XML_20_Listing">where $pn//dd37:EWN-Code= ""</text:p>
      <text:p text:style-name="XML_20_Listing"><text:tab/><text:tab/>order by $pn</text:p>
      <text:p text:style-name="XML_20_Listing"><text:tab/><text:tab/><text:tab/>return </text:p>
      <text:p text:style-name="XML_20_Listing"><text:s/><text:tab/><text:tab/><text:tab/> <text:s/>&lt;b&gt;Empty EWN-Code found from the file&lt;br&gt;&lt;/br&gt;&lt;/b&gt;</text:p>
      <text:p text:style-name="XML_20_Listing">}</text:p>
      <text:p text:style-name="XML_20_Listing">;</text:p>
      <text:p text:style-name="XML_20_Listing">(:===================================================================:)</text:p>
      <text:p text:style-name="XML_20_Listing">(: Rule 1.c :)</text:p>
      <text:p text:style-name="XML_20_Listing">(: Goes throug all the Rows in the document and checks if there exist:)</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checkEWNCodeStart($url as xs:string) <text:s text:c="2"/>{</text:p>
      <text:p text:style-name="XML_20_Listing"><text:s text:c="8"/>for $pn in fn:doc($url)//dd8:GeneralCharacterisation/dd8:Row[@status="new"]</text:p>
      <text:p text:style-name="XML_20_Listing"><text:s text:c="10"/>let $start := fn:substring($pn/dd37:EWN-Code,1,2)</text:p>
      <text:p text:style-name="XML_20_Listing"><text:tab/> <text:s/>let $i := fn:doc($url)//dd8:GeneralCharacterisation/dd8:Row[substring(dd37:EWN-Code,1,2) != $start]</text:p>
      <text:p text:style-name="XML_20_Listing"><text:tab/> <text:s/>where fn:count($i) &gt; 0</text:p>
      <text:p text:style-name="XML_20_Listing"><text:tab/><text:tab/>order by $pn</text:p>
      <text:p text:style-name="XML_20_Listing"><text:tab/><text:tab/><text:tab/>return </text:p>
      <text:p text:style-name="XML_20_Listing"><text:tab/><text:tab/><text:tab/><text:tab/>&lt;b&gt;{$pn/dd37:EWN-Code} &lt;br&gt;&lt;/br&gt;&lt;/b&gt;</text:p>
      <text:p text:style-name="XML_20_Listing">}</text:p>
      <text:p text:style-name="XML_20_Listing">;</text:p>
      <text:p text:style-name="XML_20_Listing">(:===================================================================:)</text:p>
      <text:p text:style-name="XML_20_Listing">(: Rule 1.c.1 :)</text:p>
      <text:p text:style-name="XML_20_Listing">(: Returns the first 2 letters from the first valid EWN-Code, if found any:)</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getEWNCodeValidStart($url as xs:string) <text:s text:c="2"/>{</text:p>
      <text:p text:style-name="XML_20_Listing"><text:s text:c="8"/><text:span text:style-name="T5">let $pn := fn:doc($url)//dd8:GeneralCharacterisation/dd8:Row[@status="valid"]</text:span></text:p>
      <text:p text:style-name="XML_20_Listing"><text:span text:style-name="T5"><text:s text:c="8"/></text:span>let $valid_start := fn:substring($pn[1]/dd37:EWN-Code,1,2)</text:p>
      <text:p text:style-name="XML_20_Listing"><text:s text:c="8"/>return</text:p>
      <text:p text:style-name="XML_20_Listing"><text:s text:c="13"/>if(empty($valid_start))</text:p>
      <text:p text:style-name="XML_20_Listing"><text:s text:c="15"/>then</text:p>
      <text:p text:style-name="XML_20_Listing"><text:s text:c="17"/>&lt;span&gt;{$pn[1]}&lt;/span&gt;</text:p>
      <text:p text:style-name="XML_20_Listing"><text:s text:c="15"/>else</text:p>
      <text:p text:style-name="XML_20_Listing"><text:s text:c="17"/>&lt;span&gt;</text:p>
      <text:p text:style-name="XML_20_Listing"><text:tab/> <text:s text:c="10"/>The valid GW Body EWN-Code is starting with: &lt;b&gt;{$valid_start}&lt;/b&gt;</text:p>
      <text:p text:style-name="XML_20_Listing"><text:s text:c="17"/>&lt;/span&gt; <text:s text:c="13"/></text:p>
      <text:p text:style-name="XML_20_Listing"><text:s text:c="13"/></text:p>
      <text:p text:style-name="XML_20_Listing">}</text:p>
      <text:p text:style-name="XML_20_Listing">;</text:p>
      <text:p text:style-name="XML_20_Listing">(:===================================================================:)</text:p>
      <text:p text:style-name="XML_20_Listing">(: Interface function calls the checking function and returns OK if the result is empty<text:tab/>:)</text:p>
      <text:p text:style-name="XML_20_Listing">(: It means that there are no duplicate EWN codes:)(:===================================================================:)</text:p>
      <text:p text:style-name="XML_20_Listing"><text:tab/><text:tab/><text:tab/><text:tab/><text:tab/><text:tab/><text:tab/><text:tab/><text:tab/><text:tab/><text:tab/><text:tab/><text:tab/><text:tab/><text:tab/></text:p>
      <text:p text:style-name="XML_20_Listing">declare function local:getEWNCodeResult($url as xs:string) <text:s text:c="2"/>{</text:p>
      <text:p text:style-name="XML_20_Listing"><text:s text:c="5"/>let $ewn_result := local:checkEWNCode($url)</text:p>
      <text:p text:style-name="XML_20_Listing"><text:s text:c="5"/>let $emptyewn_result := local:checkEmptyEWNCode($url)</text:p>
      <text:p text:style-name="XML_20_Listing"><text:s text:c="5"/>let $startewn_result := local:checkEWNCodeStart($url)</text:p>
      <text:p text:style-name="XML_20_Listing"><text:s text:c="5"/><text:span text:style-name="T5">let $validstartewn_result := local:getEWNCodeValidStart($url)</text:span></text:p>
      <text:p text:style-name="XML_20_Listing"><text:span text:style-name="T5"><text:s text:c="5"/></text:span>return</text:p>
      <text:p text:style-name="XML_20_Listing"><text:s text:c="7"/>if(empty($ewn_result) and empty($emptyewn_result) and empty($startewn_result))</text:p>
      <text:p text:style-name="XML_20_Listing"><text:tab/>then </text:p>
      <text:p text:style-name="XML_20_Listing"><text:s text:c="10"/>&lt;span&gt;</text:p>
      <text:p text:style-name="XML_20_Listing"><text:tab/> <text:s text:c="3"/>&lt;h2&gt;1. OK&lt;/h2&gt;</text:p>
      <text:p text:style-name="XML_20_Listing"><text:s text:c="12"/>&lt;div&gt;This rule checked whether EWN-Code was provided for all rows. <text:s/>It is a required field and must be populated. &lt;br/&gt; There should be no duplicate values.</text:p>
      <text:p text:style-name="XML_20_Listing">Only one set of characteristic information should be provided for each groundwater body.&lt;/div&gt;</text:p>
      <text:p text:style-name="XML_20_Listing"><text:s text:c="12"/>&lt;br/&gt;</text:p>
      <text:p text:style-name="XML_20_Listing"><text:s text:c="12"/>&lt;div&gt;The test was passed successfully. There are no duplicate EWN-Codes.&lt;/div&gt;</text:p>
      <text:p text:style-name="XML_20_Listing"><text:s text:c="10"/><text:span text:style-name="T6">&lt;/span&gt;</text:span></text:p>
      <text:p text:style-name="XML_20_Listing"><text:tab/>else </text:p>
      <text:p text:style-name="XML_20_Listing"><text:tab/> <text:s/>&lt;span&gt;</text:p>
      <text:p text:style-name="XML_20_Listing"><text:span text:style-name="T6"><text:tab/> <text:s text:c="3"/>&lt;h2&gt;1. </text:span>Bad values&lt;/h2&gt;</text:p>
      <text:p text:style-name="XML_20_Listing"><text:tab/> <text:s text:c="3"/>&lt;div&gt;This rule checked whether EWN-Code was provided for all rows. It is a required field and must be populated.&lt;br/&gt; <text:s/>There should be no duplicate values.</text:p>
      <text:p text:style-name="XML_20_Listing">Only one set of characteristic information should be provided for each groundwater body.</text:p>
      <text:p text:style-name="XML_20_Listing"><text:s text:c="13"/>&lt;/div&gt;</text:p>
      <text:p text:style-name="XML_20_Listing"><text:s text:c="13"/>&lt;br/&gt;</text:p>
      <text:p text:style-name="XML_20_Listing"><text:s text:c="13"/>{</text:p>
      <text:p text:style-name="XML_20_Listing"><text:s text:c="13"/>if(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Duplicate EWN codes were found from the file. Please correct the following EWN-Codes: &lt;/div&gt;</text:p>
      <text:p text:style-name="XML_20_Listing"><text:s/><text:tab/> <text:s text:c="10"/>&lt;div&gt;{$ewn_result }&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text:tab/> <text:s text:c="10"/>&lt;div&gt;&lt;b&gt;Empty EWN-Code was found from the file&lt;br/&gt;&lt;/b&gt;&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start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All the EWN-Codes should start with the same 2 digit country code. The following reported EWN-Codes could have the wrong country code:&lt;/div&gt;</text:p>
      <text:p text:style-name="XML_20_Listing"><text:s/><text:tab/> <text:s text:c="10"/>&lt;div&gt;{$startewn_result }&lt;/div&gt;</text:p>
      <text:p text:style-name="XML_20_Listing"><text:s/><text:tab/> <text:s text:c="10"/>&lt;div&gt;{$validstartewn_result }&lt;/div&gt;</text:p>
      <text:p text:style-name="XML_20_Listing"><text:s text:c="17"/>&lt;/span&gt; <text:s text:c="13"/></text:p>
      <text:p text:style-name="XML_20_Listing"><text:s text:c="13"/>}</text:p>
      <text:p text:style-name="XML_20_Listing"><text:tab/> <text:s/>&lt;/span&gt;</text:p>
      <text:p text:style-name="XML_20_Listing">};</text:p>
      <text:p text:style-name="XML_20_Listing"/>
      <text:p text:style-name="XML_20_Listing"/>
      <text:p text:style-name="XML_20_Listing"/>
      <text:p text:style-name="XML_20_Listing"/>
      <text:p text:style-name="XML_20_Listing"/>
      <text:p text:style-name="XML_20_Listing">(:===================================================================:)</text:p>
      <text:p text:style-name="XML_20_Listing">(: Main function calls the different get function and returns the result:)</text:p>
      <text:p text:style-name="XML_20_Listing">(:===================================================================:)</text:p>
      <text:p text:style-name="XML_20_Listing"/>
      <text:p text:style-name="XML_20_Listing">declare function local:proceed($url as xs:string) {</text:p>
      <text:p text:style-name="XML_20_Listing"><text:s text:c="3"/>&lt;html&gt;</text:p>
      <text:p text:style-name="XML_20_Listing"><text:s text:c="5"/>&lt;body&gt;</text:p>
      <text:p text:style-name="XML_20_Listing"><text:s text:c="7"/>&lt;h2&gt;The following 3 quality checks were made against this file.&lt;/h2&gt;</text:p>
      <text:p text:style-name="XML_20_Listing"><text:s text:c="6"/>{local:getEWNCodeResult($url)}</text:p>
      <text:p text:style-name="XML_20_Listing"/>
      <text:p text:style-name="XML_20_Listing"><text:s text:c="5"/>&lt;/body&gt;</text:p>
      <text:p text:style-name="XML_20_Listing"><text:s text:c="3"/>&lt;/html&gt;</text:p>
      <text:p text:style-name="XML_20_Listing">};</text:p>
      <text:p text:style-name="XML_20_Listing"/>
      <text:p text:style-name="XML_20_Listing">(:==================================================================:)</text:p>
      <text:p text:style-name="XML_20_Listing">(: This is the actual call of the function:)</text:p>
      <text:p text:style-name="XML_20_Listing">(:==================================================================:)</text:p>
      <text:p text:style-name="XML_20_Listing"/>
      <text:p text:style-name="XML_20_Listing">local:proceed($source_url)</text:p>
      <text:p text:style-name="Text_20_body"/>
      <text:h text:style-name="Heading_20_3" text:outline-level="3">Generating machine readable feedback with XQuery</text:h>
      <text:p text:style-name="Text_20_body">The previous chapter described how to create human readable feedback items in HTML format with XQuery. This chapter will give an example of how to grab the errors automatically from the feedback items and still make it possible for the users to see the information as an HTML page. Some ideas from the new RDFa and GRDDL specifications has been used to implement this, but the implementation doesn't resemble RDFa in any way. </text:p>
      <text:p text:style-name="Text_20_body">The principle is to add attributes to the XHTML that the computer can parse with a stylesheet. The following three attributes have been added to the result of XQuery: </text:p>
      <text:list text:style-name="L1">
        <text:list-item>
          <text:p text:style-name="P30">element, which will contain the value of name() function for the XML element that contains the error. </text:p>
        </text:list-item>
        <text:list-item>
          <text:p text:style-name="P30">key, which will contain the primary key of the record that has an error. For e.g. the habitat type factsheet, it is the biogeographical region code (ATL, CON, MBAL etc.). If the primary key is a combination of more than one field, then you must construct something unique, such as concatenating the elements with a hyphen. If the hierarchy of xml file is very complex, then the result of XQuery can have several tables inside tables. Then there can be situations, where one element can have several keys on parent nodes. This is not a problem, as the extractor must take only the nearest parent.</text:p>
        </text:list-item>
        <text:list-item>
          <text:p text:style-name="P17">error, which will contain the error code </text:p>
        </text:list-item>
      </text:list>
      <text:p text:style-name="Text_20_body">The element attribute triggers an error line extraction, whereas the error and key attributes can be set on the same html element or any ancestor. The element attribute has to be used on the HTML tag surrounding the erroneous value.</text:p>
      <text:p text:style-name="Heading"><text:bookmark text:name="Examples"/>Examples</text:p>
      <text:p text:style-name="Text_20_body">These examples use the Monthly ozone xml files.</text:p>
      <text:p text:style-name="P10">&lt;div&gt;The following red coloured values are wrong: &lt;/div&gt;</text:p>
      <text:p text:style-name="P10">&lt;table border="1" <text:span text:style-name="T7">error</text:span>="These values are wrong"&gt;</text:p>
      <text:p text:style-name="P10"><text:s text:c="2"/>&lt;tr&gt;</text:p>
      <text:p text:style-name="P10"><text:s text:c="4"/>&lt;th&gt;EoI station code&lt;/th&gt;</text:p>
      <text:p text:style-name="P10"><text:s text:c="4"/>&lt;th&gt;Local station code&lt;/th&gt;</text:p>
      <text:p text:style-name="P10"><text:s text:c="4"/>&lt;th&gt;Type of station O3&lt;/th&gt;</text:p>
      <text:p text:style-name="P10"><text:s text:c="4"/>&lt;th&gt;Type of station EoI&lt;/th&gt;</text:p>
      <text:p text:style-name="P10"><text:s text:c="4"/>&lt;th&gt;Type of area EoI&lt;/th&gt;</text:p>
      <text:p text:style-name="P10"><text:s text:c="2"/>&lt;/tr&gt;</text:p>
      <text:p text:style-name="P10"><text:s text:c="2"/>&lt;tr align="left" <text:span text:style-name="T8">key</text:span>="LI0001A"&gt;</text:p>
      <text:p text:style-name="P10"><text:s text:c="4"/>&lt;td&gt;</text:p>
      <text:p text:style-name="P10"><text:s text:c="6"/>&lt;b&gt;LI0001A&lt;/b&gt;</text:p>
      <text:p text:style-name="P10"><text:s text:c="4"/>&lt;/td&gt;</text:p>
      <text:p text:style-name="P10"><text:s text:c="4"/>&lt;td&gt;VAD&lt;/td&gt;</text:p>
      <text:p text:style-name="P10"><text:s text:c="4"/>&lt;td&gt;</text:p>
      <text:p text:style-name="P10"><text:s text:c="6"/>&lt;div&gt;R&lt;/div&gt;</text:p>
      <text:p text:style-name="P10"><text:s text:c="4"/>&lt;/td&gt;</text:p>
      <text:p text:style-name="P10"><text:s text:c="4"/>&lt;td<text:span text:style-name="T12"> </text:span><text:span text:style-name="T13">element</text:span><text:span text:style-name="T12">="dd208:Station_type_EoI" style="color:red"&gt;</text:span><text:span text:style-name="T14">Traffic</text:span><text:span text:style-name="T12">&lt;/td&gt;</text:span></text:p>
      <text:p text:style-name="P10"><text:s text:c="4"/>&lt;td<text:span text:style-name="T12"> </text:span><text:span text:style-name="T13">element</text:span><text:span text:style-name="T12">="dd208:Area_type_EoI" style="color:red"&gt;</text:span><text:span text:style-name="T14">Rural</text:span><text:span text:style-name="T12">&lt;/td&gt;</text:span></text:p>
      <text:p text:style-name="P10"><text:s/>&lt;/tr&gt;</text:p>
      <text:p text:style-name="P11">&lt;/table&gt;</text:p>
      <text:p text:style-name="Text_20_body">will generate the following informatio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Key</text:p>
          </table:table-cell>
          <table:table-cell table:style-name="Table1.A1" office:value-type="string">
            <text:p text:style-name="Table_20_Heading">Field</text:p>
          </table:table-cell>
          <table:table-cell table:style-name="Table1.A1" office:value-type="string">
            <text:p text:style-name="Table_20_Heading">Error</text:p>
          </table:table-cell>
          <table:table-cell table:style-name="Table1.A1" office:value-type="string">
            <text:p text:style-name="Table_20_Heading">Value </text:p>
          </table:table-cell>
        </table:table-row>
        <table:table-row>
          <table:table-cell table:style-name="Table1.A1" office:value-type="string">
            <text:p text:style-name="Table_20_Contents">LI0001A</text:p>
          </table:table-cell>
          <table:table-cell table:style-name="Table1.A1" office:value-type="string">
            <text:p text:style-name="Table_20_Contents">dd208:Station_type_EoI</text:p>
          </table:table-cell>
          <table:table-cell table:style-name="Table1.A1" office:value-type="string">
            <text:p text:style-name="Table_20_Contents">These values are wrong</text:p>
          </table:table-cell>
          <table:table-cell table:style-name="Table1.A1" office:value-type="string">
            <text:p text:style-name="Table_20_Contents">Traffic </text:p>
          </table:table-cell>
        </table:table-row>
        <table:table-row>
          <table:table-cell table:style-name="Table1.A1" office:value-type="string">
            <text:p text:style-name="Table_20_Contents">LI0001A</text:p>
          </table:table-cell>
          <table:table-cell table:style-name="Table1.A1" office:value-type="string">
            <text:p text:style-name="Table_20_Contents">dd208:Area_type_EoI</text:p>
          </table:table-cell>
          <table:table-cell table:style-name="Table1.A1" office:value-type="string">
            <text:p text:style-name="Table_20_Contents">These values are wrong</text:p>
          </table:table-cell>
          <table:table-cell table:style-name="Table1.A1" office:value-type="string">
            <text:p text:style-name="Table_20_Contents">Rural</text:p>
          </table:table-cell>
        </table:table-row>
      </table:table>
      <text:p text:style-name="Text_20_body"/>
      <text:p text:style-name="Text_20_body">and</text:p>
      <text:p text:style-name="P10">&lt;div&gt;The following values are not listed in the stations list: &lt;/div&gt;</text:p>
      <text:p text:style-name="P10"><text:s text:c="8"/>&lt;table border="1" <text:span text:style-name="T7">error</text:span>="not listed in the stations list"&gt;</text:p>
      <text:p text:style-name="P10"><text:s text:c="10"/>&lt;tr&gt;</text:p>
      <text:p text:style-name="P10"><text:s text:c="12"/>&lt;th&gt;EoI station code&lt;/th&gt;</text:p>
      <text:p text:style-name="P10"><text:s text:c="12"/>&lt;th&gt;Local station code&lt;/th&gt;</text:p>
      <text:p text:style-name="P10"><text:s text:c="10"/>&lt;/tr&gt;</text:p>
      <text:p text:style-name="P10"><text:s text:c="10"/>&lt;tr align="right" <text:span text:style-name="T7">key</text:span>="41B011"&gt;</text:p>
      <text:p text:style-name="P10"><text:s text:c="12"/>&lt;td style="color:red"&gt;</text:p>
      <text:p text:style-name="P10"><text:s text:c="14"/>&lt;b <text:span text:style-name="T7">element</text:span>="dd208:EoI_station_code"&gt;<text:span text:style-name="T9">41B011</text:span>&lt;/b&gt;</text:p>
      <text:p text:style-name="P10"><text:s text:c="12"/>&lt;/td&gt;</text:p>
      <text:p text:style-name="P10"><text:s text:c="12"/>&lt;td <text:span text:style-name="T7">element</text:span>="dd208:Local_station_code"&gt;<text:span text:style-name="T9">Dardanelles</text:span>&lt;/td&gt;</text:p>
      <text:p text:style-name="P11"><text:s text:c="10"/>&lt;/tr&gt;</text:p>
      <text:p text:style-name="Text_20_body">has the resul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41B011</text:p>
          </table:table-cell>
          <table:table-cell table:style-name="Table2.A1" office:value-type="string">
            <text:p text:style-name="Table_20_Contents">dd208:EoI_station_code</text:p>
          </table:table-cell>
          <table:table-cell table:style-name="Table2.A1" office:value-type="string">
            <text:p text:style-name="Table_20_Contents">not listed in the stations list</text:p>
          </table:table-cell>
          <table:table-cell table:style-name="Table2.A1" office:value-type="string">
            <text:p text:style-name="Table_20_Contents">41B011 </text:p>
          </table:table-cell>
        </table:table-row>
        <table:table-row>
          <table:table-cell table:style-name="Table2.A1" office:value-type="string">
            <text:p text:style-name="Table_20_Contents">41B011</text:p>
          </table:table-cell>
          <table:table-cell table:style-name="Table2.A1" office:value-type="string">
            <text:p text:style-name="Table_20_Contents">dd208:Local_station_code</text:p>
          </table:table-cell>
          <table:table-cell table:style-name="Table2.A1" office:value-type="string">
            <text:p text:style-name="Table_20_Contents">not listed in the stations list</text:p>
          </table:table-cell>
          <table:table-cell table:style-name="Table2.A1" office:value-type="string">
            <text:p text:style-name="Table_20_Contents">Dardanelles</text:p>
          </table:table-cell>
        </table:table-row>
      </table:table>
      <text:p text:style-name="Text_20_body"/>
      <text:p text:style-name="Heading">Example of XSL to parse the feedback and return SQL statements</text:p>
      <text:p text:style-name="XML_20_Listing">&lt;xsl:stylesheet version="1.0" xmlns:xsl="http://www.w3.org/1999/XSL/Transform"</text:p>
      <text:p text:style-name="XML_20_Listing"><text:s text:c="2"/>xmlns:met="http://biodiversity.eionet.europa.eu/schemas/dir9243eec"&gt;</text:p>
      <text:p text:style-name="XML_20_Listing">&lt;xsl:output method="text" /&gt;</text:p>
      <text:p text:style-name="XML_20_Listing"/>
      <text:p text:style-name="XML_20_Listing">&lt;xsl:template match="*"&gt;</text:p>
      <text:p text:style-name="XML_20_Listing"><text:s text:c="2"/>&lt;xsl:if test="@element"&gt;</text:p>
      <text:p text:style-name="XML_20_Listing"><text:s text:c="3"/>&lt;xsl:text&gt;INSERT INTO data_qa_errors VALUES (&lt;/xsl:text&gt;</text:p>
      <text:p text:style-name="XML_20_Listing"><text:s text:c="3"/>&lt;xsl:text&gt;'&lt;/xsl:text&gt;&lt;xsl:value-of select="ancestor-or-self::*[@key]/@key"/&gt;&lt;xsl:text&gt;',&lt;/xsl:text&gt;</text:p>
      <text:p text:style-name="XML_20_Listing"><text:s text:c="3"/>&lt;xsl:text&gt;'&lt;/xsl:text&gt;&lt;xsl:value-of select="@element"/&gt;&lt;xsl:text&gt;',&lt;/xsl:text&gt;</text:p>
      <text:p text:style-name="XML_20_Listing"><text:s text:c="3"/>&lt;xsl:text&gt;'&lt;/xsl:text&gt;&lt;xsl:value-of select="ancestor-or-self::*[@error]/@error"/&gt;&lt;xsl:text&gt;',&lt;/xsl:text&gt;</text:p>
      <text:p text:style-name="XML_20_Listing"><text:s text:c="3"/>&lt;xsl:text&gt;'&lt;/xsl:text&gt;&lt;xsl:value-of select="."/&gt;&lt;xsl:text&gt;');</text:p>
      <text:p text:style-name="XML_20_Listing">&lt;/xsl:text&gt;</text:p>
      <text:p text:style-name="XML_20_Listing"><text:s text:c="2"/>&lt;/xsl:if&gt;</text:p>
      <text:p text:style-name="XML_20_Listing"><text:s text:c="3"/>&lt;xsl:apply-templates/&gt;</text:p>
      <text:p text:style-name="XML_20_Listing"/>
      <text:p text:style-name="XML_20_Listing">&lt;/xsl:template&gt;</text:p>
      <text:p text:style-name="XML_20_Listing"/>
      <text:p text:style-name="XML_20_Listing">&lt;xsl:template match="text()"/&gt;</text:p>
      <text:p text:style-name="XML_20_Listing"/>
      <text:p text:style-name="XML_20_Listing">&lt;/xsl:stylesheet&gt;</text:p>
      <text:h text:style-name="Heading_20_3" text:outline-level="3">XQuery References</text:h>
      <text:p text:style-name="Text_20_body">This chapter contains references to specifications, tutorials and other sources that may give some help for creating XQueries for QA service. </text:p>
      <text:p text:style-name="Heading_20_8">Specifications</text:p>
      <text:p text:style-name="List_20_Indent"><text:a xlink:type="simple" xlink:href="http://www.w3.org/TR/xquery/"><text:span text:style-name="Internet_20_link">http://www.w3.org/TR/xquery/</text:span></text:a> - XQuery 1.0: An XML Query Language, W3C Working Draft</text:p>
      <text:p text:style-name="List_20_Indent"><text:a xlink:type="simple" xlink:href="http://www.w3.org/TR/xpath-functions/"><text:span text:style-name="Internet_20_link">http://www.w3.org/TR/xpath-functions/</text:span></text:a><text:span text:style-name="T10"> - </text:span>XQuery 1.0 and XPath 2.0 Functions and Operators</text:p>
      <text:p text:style-name="List_20_Indent"><text:a xlink:type="simple" xlink:href="http://www.w3.org/TR/xpath-datamodel/"><text:span text:style-name="Internet_20_link">http://www.w3.org/TR/xpath-datamodel/</text:span></text:a><text:span text:style-name="T10"> - </text:span>XQuery 1.0 and XPath 2.0 Data Model</text:p>
      <text:p text:style-name="List_20_Indent"><text:a xlink:type="simple" xlink:href="http://www.w3.org/TR/xslt-xquery-serialization/"><text:s/></text:a><text:a xlink:type="simple" xlink:href="http://www.w3.org/TR/xslt-xquery-serialization/"><text:span text:style-name="Internet_20_link">http://www.w3.org/TR/xslt-xquery-serialization/</text:span></text:a><text:span text:style-name="T10"> - </text:span>XSLT 2.0 and XQuery 1.0 Serialization<text:span text:style-name="T10"> </text:span></text:p>
      <text:p text:style-name="List_20_Indent"><text:a xlink:type="simple" xlink:href="http://www.w3.org/TR/xquery-use-cases/"><text:span text:style-name="Internet_20_link">http://www.w3.org/TR/xquery-use-cases/</text:span></text:a><text:span text:style-name="T10"> - </text:span>XML Query Use Cases</text:p>
      <text:p text:style-name="List_20_Indent"><text:a xlink:type="simple" xlink:href="http://www.w3.org/TR/xquery-requirements/"><text:span text:style-name="Internet_20_link">http://www.w3.org/TR/xquery-requirements/</text:span></text:a><text:span text:style-name="T10"> -</text:span> XML Query (XQuery) Requirements</text:p>
      <text:p text:style-name="Heading_20_8">Tutorials</text:p>
      <text:p text:style-name="List_20_Indent"><text:a xlink:type="simple" xlink:href="http://www.w3schools.com/xquery/default.asp"><text:span text:style-name="Internet_20_link">http://www.w3schools.com/xquery/default.asp</text:span></text:a> - from w3schools</text:p>
      <text:p text:style-name="List_20_Indent"><text:a xlink:type="simple" xlink:href="http://www.brics.dk/~amoeller/XML/querying/"><text:span text:style-name="Internet_20_link">http://www.brics.dk/~amoeller/XML/querying/</text:span></text:a> - XQuery by ANDERS MØLLER &amp; MICHAEL I. SCHWARTZBACH</text:p>
      <text:p text:style-name="Heading_20_8">Links</text:p>
      <text:p text:style-name="List_20_Indent"><text:a xlink:type="simple" xlink:href="http://www.xquery.com/"><text:span text:style-name="Internet_20_link">http://www.xquery.com/</text:span></text:a> -<text:span text:style-name="T11"> </text:span>XQuery.com: Specifications, Articles, Mailing List, and Vendors</text:p>
      <text:p text:style-name="List_20_Indent"><text:a xlink:type="simple" xlink:href="http://www.xmlportfolio.com/xquery.html"><text:span text:style-name="Internet_20_link">http://www.xmlportfolio.com/xquery.html</text:span></text:a> - XQuery: Reinventing the Wheel?</text:p>
      <text:p text:style-name="Text_20_body"/>
      <text:h text:style-name="Heading_20_2" text:outline-level="2">Add new XQueries to repository and edit properties</text:h>
      <text:p text:style-name="Text_20_body">If a new XQuery script is successfully created, then it’s time to upload it into the repository and execute the script with a test file. The user should have access rights and update privileges in the repository. There is ‘Add Query’ blue button on the right side of the work area both on the opening page and on the XML Schema queries page. After clicking the button a new page with the file upload possibilities is available. If the user came from the XML Schema page, then the first field is already filled. After inserting the title of the script and some descriptions about the scripts, selecting the output type and browsing the file from local machine the script can be uploaded into the repository. If upload went successfully, then the user is directed into the XML Schema queries page. It’s possible to send the new script to the sandbox with the ‘Run’ button or edit the script properties by clicking at the short name of the script on the XML Schema Queries page. Edit query page is very similar to the adding page. The difference is that the input fields are already filled with previously inserted data. More guidelines of using XQuery sandbox can be found from next chapters.</text:p>
      <text:p text:style-name="Text_20_body"><draw:frame draw:style-name="fr4" draw:name="Frame4" text:anchor-type="as-char" svg:width="15.242cm" draw:z-index="11"><draw:text-box fo:min-height="7.708cm"><text:p text:style-name="Illustration"><draw:frame draw:style-name="fr5" draw:name="graphics18" text:anchor-type="paragraph" svg:x="0.004cm" svg:y="0.002cm" svg:width="15.242cm" style:rel-width="100%" svg:height="7.708cm" style:rel-height="scale" draw:z-index="12"><draw:image xlink:href="Pictures/20000007000052420000299CC26940AF.wmf" xlink:type="simple" xlink:show="embed" xlink:actuate="onLoad"/></draw:frame>Illustration <text:sequence text:ref-name="refIllustration3" text:name="Illustration" text:formula="ooow:Illustration+1" style:num-format="1">4</text:sequence>: XQuery adding screenshot</text:p></draw:text-box></draw:frame></text:p>
      <text:h text:style-name="Heading_20_2" text:outline-level="2">Add XML Schema validation into QA package</text:h>
      <text:p text:style-name="Text_20_body">As stated before the XML Schema validation can be one part of QA package, but it’s not mandatory. There is a checkbox for plugging the validation into QA package on the XML Schema queries page. If the checkbox is checked, then the validation is a part of QA package for the selected XML Schema and if it is not checked, then the QA package doesn’t contain validation. As simple it is.</text:p>
      <text:h text:style-name="Heading_20_2" text:outline-level="2">XQuery sandbox advanced functions</text:h>
      <text:p text:style-name="Text_20_body">Read-functionality part of the documents described the basic functions of the XQuery sandbox. Functionality that executes one script against one XML file is available for all users. For powered users there are some additional features available in the sandbox. If user clicks ‘Run’ button on the XML Schema queries field, then the selected script is displayed in the text area. The user can execute it at once, but he/she can also modify the script and save the changes back to the file with ‘Save changes to file’ button. The sandbox is integrated also with the work-queue system. There is a button called ‘Run QA Service’ on the XML Schema queries page. That button sends the all scripts and validation to the sandbox as one QA package. The user can send the package into the work-queue system after inserting the source file URL and clicking ‘Add to workqueue’ system button. Then the user imitates exactly the way how client applications call the QA system. If there are 4 scripts in the package, then 4 new jobs will be added into the work-queue. The user can monitor the statuses of the jobs and get the results on work-queue managing page. The sandbox allows user to execute the scripts one by one and get the result in a moment by clicking ‘Run now’ button.</text:p>
      <text:p text:style-name="Text_20_body"><draw:frame draw:style-name="fr4" draw:name="Frame5" text:anchor-type="as-char" svg:width="15.242cm" draw:z-index="13"><draw:text-box fo:min-height="8.599cm"><text:p text:style-name="Illustration"><draw:frame draw:style-name="fr5" draw:name="graphics19" text:anchor-type="paragraph" svg:x="0.004cm" svg:y="0.002cm" svg:width="15.242cm" style:rel-width="100%" svg:height="8.599cm" style:rel-height="scale" draw:z-index="14"><draw:image xlink:href="Pictures/20000007000056B4000030EAD8DCE7D9.wmf" xlink:type="simple" xlink:show="embed" xlink:actuate="onLoad"/></draw:frame>Illustration <text:sequence text:ref-name="refIllustration4" text:name="Illustration" text:formula="ooow:Illustration+1" style:num-format="1">5</text:sequence>: Advanced XQuery sandbox screenshot</text:p></draw:text-box></draw:frame></text:p>
      <text:h text:style-name="Heading_20_2" text:outline-level="2">Work-queue system management</text:h>
      <text:p text:style-name="Text_20_body">Work-queue management page displays all jobs currently stored in the queue. If all goes normally, then the jobs should be deleted automatically from the queue. But if any fatal error happens or the remote client hasn’t requested the result, then the jobs may hang in the system. The page is mainly meant for cleaning the queue from hanging jobs, but also testing the scripts in sandbox. As written in the previous chapter, the user can send the QA checks into the work-queue from the XQuery sandbox. He/she can preview the results from this page.</text:p>
      <text:p text:style-name="Text_20_body">The table of the work-queue jobs has the following columns:</text:p>
      <text:list text:style-name="WW8Num68">
        <text:list-item>
          <text:p text:style-name="P18">Job ID – unique job identifier. The clients use this id for requesting the result file</text:p>
        </text:list-item>
        <text:list-item>
          <text:p text:style-name="P18">Document URL – the URL of the source XML file given as a parameter to QA service</text:p>
        </text:list-item>
        <text:list-item>
          <text:p text:style-name="P18">XQuery script – the link to the script that was executed against to the XML file. The script can be loaded from the XQuery repository or it was written into the sandbox and saved temporarily or it can be the link to the XML Schema, if the job contained validation.</text:p>
        </text:list-item>
        <text:list-item>
          <text:p text:style-name="P18">Job result – link to the result file, if it is available. The result file can contain the error message, if any errors occurred.</text:p>
        </text:list-item>
        <text:list-item>
          <text:p text:style-name="P18">Status – status field can have the following values:</text:p>
        </text:list-item>
      </text:list>
      <text:list text:style-name="WW8Num125">
        <text:list-item>
          <text:p text:style-name="P23">JOB_RECEIVED - <text:s/>the client has sent the new job into system</text:p>
        </text:list-item>
        <text:list-item>
          <text:p text:style-name="P23">DOWNLOADING SOURCE – the system downloads the source file and saves it temporarily</text:p>
        </text:list-item>
        <text:list-item>
          <text:p text:style-name="P23">PROCESSING – the system processes the job, the result is not available yet.</text:p>
        </text:list-item>
        <text:list-item>
          <text:p text:style-name="P23">READY – the job is done, but not requested by the client</text:p>
        </text:list-item>
        <text:list-item>
          <text:p text:style-name="P23">FATAL_ERROR – a fatal error occurred during the processing. The error message can be found from the result file</text:p>
        </text:list-item>
        <text:list-item>
          <text:p text:style-name="P23">RECOVERABLE ERROR – the result is still available</text:p>
        </text:list-item>
        <text:list-item>
          <text:p text:style-name="P23">Started at – the date and time, when the job was added to the work-queue</text:p>
        </text:list-item>
      </text:list>
      <text:p text:style-name="Text_20_body">If the user has logged in, then the last column of the table should have delete buttons. These are for cleaning the table and deleting the jobs from the work-queue system. If the user has sent some jobs into the system from the sandbox, then these jobs should be definitely deleted manually.</text:p>
      <text:p text:style-name="Text_20_body"><draw:frame draw:style-name="fr4" draw:name="Frame6" text:anchor-type="as-char" svg:width="15.228cm" draw:z-index="15"><draw:text-box fo:min-height="9.816cm"><text:p text:style-name="Illustration"><draw:frame draw:style-name="fr5" draw:name="graphics20" text:anchor-type="paragraph" svg:x="0.004cm" svg:y="0.002cm" svg:width="15.228cm" style:rel-width="100%" svg:height="9.816cm" style:rel-height="scale" draw:z-index="16"><draw:image xlink:href="Pictures/200000070000667A000042101B461883.wmf" xlink:type="simple" xlink:show="embed" xlink:actuate="onLoad"/></draw:frame>Illustration <text:sequence text:ref-name="refIllustration5" text:name="Illustration" text:formula="ooow:Illustration+1" style:num-format="1">6</text:sequence>: Work-queue jobs management screenshot</text:p></draw:text-box></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tice" style:family="paragraph" style:parent-style-name="Standard" style:next-style-name="Body">
      <style:paragraph-properties fo:margin-left="1cm" fo:margin-right="1cm" fo:text-indent="0cm" style:auto-text-indent="false"/>
      <style:text-properties style:font-name="Arial1" fo:language="en" fo:country="US" fo:font-weight="bold" style:font-weight-asian="bold" style:font-weight-complex="bold"/>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68z0" style:family="text">
      <style:text-properties style:font-name="Wingdings"/>
    </style:style>
    <style:style style:name="WW8Num68z1" style:family="text">
      <style:text-properties style:font-name="Courier New2" style:font-name-complex="Courier New2"/>
    </style:style>
    <style:style style:name="WW8Num68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2" style:font-name-complex="Courier New2"/>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WW8Num68" text:consecutive-numbering="true">
      <text:list-level-style-bullet text:level="1" text:style-name="WW8Num68z0" style:num-suffix="." text:bullet-char="">
        <style:list-level-properties text:space-before="1.27cm" text:min-label-width="1.27cm"/>
        <style:text-properties style:font-name="Wingdings"/>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0"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0"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style:num-suffix="." text:bullet-char="">
        <style:list-level-properties text:space-before="1.27cm"/>
        <style:text-properties style:font-name="Wingdings"/>
      </text:list-level-style-bullet>
      <text:list-level-style-bullet text:level="2" text:style-name="WW8Num125z0" style:num-suffix="." text:bullet-char="">
        <style:list-level-properties text:space-before="1.905cm" text:min-label-width="1.27cm"/>
        <style:text-properties style:font-name="Wingdings"/>
      </text:list-level-style-bullet>
      <text:list-level-style-bullet text:level="3" text:style-name="WW8Num125z0" style:num-suffix="." text:bullet-char="">
        <style:list-level-properties text:space-before="3.175cm" text:min-label-width="0.635cm"/>
        <style:text-properties style:font-name="Wingdings"/>
      </text:list-level-style-bullet>
      <text:list-level-style-bullet text:level="4" text:style-name="WW8Num125z3" style:num-suffix="." text:bullet-char="">
        <style:list-level-properties text:space-before="4.445cm" text:min-label-width="0.635cm"/>
        <style:text-properties style:font-name="Symbol"/>
      </text:list-level-style-bullet>
      <text:list-level-style-bullet text:level="5" text:style-name="WW8Num125z4" style:num-suffix="." text:bullet-char="o">
        <style:list-level-properties text:space-before="5.715cm" text:min-label-width="0.635cm"/>
        <style:text-properties style:font-name="Courier New"/>
      </text:list-level-style-bullet>
      <text:list-level-style-bullet text:level="6" text:style-name="WW8Num125z0" style:num-suffix="." text:bullet-char="">
        <style:list-level-properties text:space-before="6.985cm" text:min-label-width="0.635cm"/>
        <style:text-properties style:font-name="Wingdings"/>
      </text:list-level-style-bullet>
      <text:list-level-style-bullet text:level="7" text:style-name="WW8Num125z3" style:num-suffix="." text:bullet-char="">
        <style:list-level-properties text:space-before="8.255cm" text:min-label-width="0.635cm"/>
        <style:text-properties style:font-name="Symbol"/>
      </text:list-level-style-bullet>
      <text:list-level-style-bullet text:level="8" text:style-name="WW8Num125z4" style:num-suffix="." text:bullet-char="o">
        <style:list-level-properties text:space-before="9.525cm" text:min-label-width="0.635cm"/>
        <style:text-properties style:font-name="Courier New"/>
      </text:list-level-style-bullet>
      <text:list-level-style-bullet text:level="9" text:style-name="WW8Num1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0</text:editing-cycles> <text:s text:c="2"/><text:modification-date style:data-style-name="N84">2007-08-31</text:modification-date><text:tab/><text:title>Quality Assessment Service</text:title><text:tab/><text:span text:style-name="T1">Page </text:span><text:span text:style-name="T1"><text:page-number text:select-page="current">16</text:page-number></text:span><text:span text:style-name="T1"> of </text:span><text:span text:style-name="T1"><text:page-count style:num-format="1">16</text:page-count></text:span><text:tab/></text:p>
        <text:p text:style-name="Standard"/>
      </style:footer>
    </style:master-page>
    <style:master-page style:name="HTML" style:page-layout-name="pm2"/>
    <style:master-page style:name="Default_20_Landscape" style:display-name="Default Landscape" style:page-layout-name="pm3">
      <style:footer>
        <text:p text:style-name="P1"/>
        <text:p text:style-name="P3">Revision <text:editing-cycles>10</text:editing-cycles> <text:s text:c="2"/><text:modification-date style:data-style-name="N84">2007-08-31</text:modification-date><text:tab/><text:title>Quality Assessment Service</text:title><text:tab/><text:span text:style-name="T1">Page </text:span><text:span text:style-name="T1"><text:page-number text:select-page="current">16</text:page-number></text:span><text:span text:style-name="T1"> of </text:span><text:span text:style-name="T1"><text:page-count style:num-format="1">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Quality Assessment Service</dc:title>
    <meta:initial-creator>Søren Roug</meta:initial-creator>
    <meta:creation-date>2006-09-18T16:55:03</meta:creation-date>
    <dc:creator>Søren Roug</dc:creator>
    <dc:date>2007-08-31T12:53:37</dc:date>
    <meta:printed-by>Søren Roug</meta:printed-by>
    <meta:print-date>2007-08-31T12:53:28</meta:print-date>
    <dc:language>en-GB</dc:language>
    <meta:editing-cycles>10</meta:editing-cycles>
    <meta:editing-duration>PT1H51M7S</meta:editing-duration>
    <meta:template xlink:type="simple" xlink:actuate="onRequest" xlink:href="../../../../.openoffice.org2.0/user/template/EEA-Technical-Report.ott" xlink:title="EEA-Technical-Report" meta:date="2007-08-28T13:43:47"/>
    <meta:user-defined meta:name="Info 1"/>
    <meta:user-defined meta:name="Info 2"/>
    <meta:user-defined meta:name="Info 3"/>
    <meta:user-defined meta:name="Info 4"/>
    <meta:document-statistic meta:table-count="3" meta:image-count="6" meta:object-count="0" meta:page-count="16" meta:paragraph-count="358" meta:word-count="4279" meta:character-count="27926"/>
  </office:meta>
</office:document-meta>
</file>